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5646in" table:align="left"/>
    </style:style>
    <style:style style:name="Table1.A" style:family="table-column">
      <style:table-column-properties style:column-width="1.0646in"/>
    </style:style>
    <style:style style:name="Table1.B" style:family="table-column">
      <style:table-column-properties style:column-width="1.25in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9e809" officeooo:paragraph-rsid="0009e809"/>
    </style:style>
    <style:style style:name="P2" style:family="paragraph" style:parent-style-name="Standard">
      <style:text-properties officeooo:rsid="0009de74" officeooo:paragraph-rsid="0009de74" fo:background-color="#ffff00"/>
    </style:style>
    <style:style style:name="P3" style:family="paragraph" style:parent-style-name="Standard">
      <style:text-properties officeooo:rsid="0047e4df" officeooo:paragraph-rsid="0047e4df" fo:background-color="#ffff00"/>
    </style:style>
    <style:style style:name="P4" style:family="paragraph" style:parent-style-name="Standard">
      <style:text-properties officeooo:rsid="004c3826" officeooo:paragraph-rsid="004c3826" fo:background-color="#ffff00"/>
    </style:style>
    <style:style style:name="P5" style:family="paragraph" style:parent-style-name="Standard">
      <style:text-properties officeooo:rsid="005080dc" officeooo:paragraph-rsid="005080dc" fo:background-color="#ffff00"/>
    </style:style>
    <style:style style:name="P6" style:family="paragraph" style:parent-style-name="Standard">
      <style:text-properties officeooo:rsid="00639ec4" officeooo:paragraph-rsid="00639ec4" fo:background-color="#ffff00"/>
    </style:style>
    <style:style style:name="P7" style:family="paragraph" style:parent-style-name="Standard">
      <style:text-properties officeooo:rsid="0070cb1c" officeooo:paragraph-rsid="0070cb1c" fo:background-color="#ffff00"/>
    </style:style>
    <style:style style:name="P8" style:family="paragraph" style:parent-style-name="Standard">
      <style:text-properties officeooo:rsid="000c45a0" officeooo:paragraph-rsid="000c45a0"/>
    </style:style>
    <style:style style:name="P9" style:family="paragraph" style:parent-style-name="Standard">
      <style:text-properties officeooo:rsid="000ffa74" officeooo:paragraph-rsid="000ffa74"/>
    </style:style>
    <style:style style:name="P10" style:family="paragraph" style:parent-style-name="Standard">
      <style:text-properties officeooo:rsid="00108914" officeooo:paragraph-rsid="00108914"/>
    </style:style>
    <style:style style:name="P11" style:family="paragraph" style:parent-style-name="Standard">
      <style:text-properties officeooo:rsid="00142a7c" officeooo:paragraph-rsid="00142a7c"/>
    </style:style>
    <style:style style:name="P12" style:family="paragraph" style:parent-style-name="Standard">
      <style:text-properties officeooo:rsid="00144a7f" officeooo:paragraph-rsid="00144a7f"/>
    </style:style>
    <style:style style:name="P13" style:family="paragraph" style:parent-style-name="Standard">
      <style:text-properties officeooo:rsid="001614da" officeooo:paragraph-rsid="001614da"/>
    </style:style>
    <style:style style:name="P14" style:family="paragraph" style:parent-style-name="Standard">
      <style:text-properties officeooo:rsid="00185aec" officeooo:paragraph-rsid="00185aec"/>
    </style:style>
    <style:style style:name="P15" style:family="paragraph" style:parent-style-name="Standard">
      <style:text-properties officeooo:rsid="001a3b80" officeooo:paragraph-rsid="001a3b80"/>
    </style:style>
    <style:style style:name="P16" style:family="paragraph" style:parent-style-name="Standard">
      <style:text-properties officeooo:rsid="001adf65" officeooo:paragraph-rsid="001adf65"/>
    </style:style>
    <style:style style:name="P17" style:family="paragraph" style:parent-style-name="Standard">
      <style:text-properties officeooo:rsid="001c7a8c" officeooo:paragraph-rsid="001c7a8c"/>
    </style:style>
    <style:style style:name="P18" style:family="paragraph" style:parent-style-name="Standard">
      <style:text-properties officeooo:rsid="001c7a8c" officeooo:paragraph-rsid="001e3159"/>
    </style:style>
    <style:style style:name="P19" style:family="paragraph" style:parent-style-name="Standard">
      <style:text-properties officeooo:rsid="0022343e" officeooo:paragraph-rsid="0022343e"/>
    </style:style>
    <style:style style:name="P20" style:family="paragraph" style:parent-style-name="Standard">
      <style:text-properties officeooo:rsid="00231e90" officeooo:paragraph-rsid="00231e90"/>
    </style:style>
    <style:style style:name="P21" style:family="paragraph" style:parent-style-name="Standard">
      <style:text-properties officeooo:rsid="002360b2" officeooo:paragraph-rsid="002360b2"/>
    </style:style>
    <style:style style:name="P22" style:family="paragraph" style:parent-style-name="Standard">
      <style:text-properties officeooo:rsid="0027d89d" officeooo:paragraph-rsid="0027d89d"/>
    </style:style>
    <style:style style:name="P23" style:family="paragraph" style:parent-style-name="Standard">
      <style:text-properties officeooo:rsid="00291bc0" officeooo:paragraph-rsid="00291bc0"/>
    </style:style>
    <style:style style:name="P24" style:family="paragraph" style:parent-style-name="Standard">
      <style:text-properties officeooo:rsid="002d262c" officeooo:paragraph-rsid="002d262c"/>
    </style:style>
    <style:style style:name="P25" style:family="paragraph" style:parent-style-name="Standard">
      <style:text-properties officeooo:rsid="002d262c" officeooo:paragraph-rsid="0031be4d"/>
    </style:style>
    <style:style style:name="P26" style:family="paragraph" style:parent-style-name="Standard">
      <style:text-properties officeooo:rsid="002f0234" officeooo:paragraph-rsid="002f0234"/>
    </style:style>
    <style:style style:name="P27" style:family="paragraph" style:parent-style-name="Standard">
      <style:text-properties officeooo:rsid="002f35c6" officeooo:paragraph-rsid="002f35c6"/>
    </style:style>
    <style:style style:name="P28" style:family="paragraph" style:parent-style-name="Standard">
      <style:text-properties officeooo:rsid="0038a588" officeooo:paragraph-rsid="0038a588"/>
    </style:style>
    <style:style style:name="P29" style:family="paragraph" style:parent-style-name="Standard">
      <style:text-properties officeooo:rsid="003945b1" officeooo:paragraph-rsid="003945b1"/>
    </style:style>
    <style:style style:name="P30" style:family="paragraph" style:parent-style-name="Standard">
      <style:paragraph-properties fo:break-before="page"/>
      <style:text-properties officeooo:rsid="003945b1" officeooo:paragraph-rsid="003945b1"/>
    </style:style>
    <style:style style:name="P31" style:family="paragraph" style:parent-style-name="Standard">
      <style:text-properties officeooo:rsid="003c9b6d" officeooo:paragraph-rsid="003c9b6d"/>
    </style:style>
    <style:style style:name="P32" style:family="paragraph" style:parent-style-name="Standard">
      <style:text-properties officeooo:rsid="003d9af3" officeooo:paragraph-rsid="003d9af3"/>
    </style:style>
    <style:style style:name="P33" style:family="paragraph" style:parent-style-name="Standard">
      <style:text-properties officeooo:rsid="003f4be5" officeooo:paragraph-rsid="003f4be5"/>
    </style:style>
    <style:style style:name="P34" style:family="paragraph" style:parent-style-name="Standard">
      <style:text-properties officeooo:rsid="004004bb" officeooo:paragraph-rsid="004004bb"/>
    </style:style>
    <style:style style:name="P35" style:family="paragraph" style:parent-style-name="Standard">
      <style:text-properties officeooo:rsid="0042424d" officeooo:paragraph-rsid="0042424d"/>
    </style:style>
    <style:style style:name="P36" style:family="paragraph" style:parent-style-name="Standard">
      <style:text-properties officeooo:rsid="00426bb1" officeooo:paragraph-rsid="00426bb1"/>
    </style:style>
    <style:style style:name="P37" style:family="paragraph" style:parent-style-name="Standard">
      <style:text-properties officeooo:rsid="004441e8" officeooo:paragraph-rsid="004441e8"/>
    </style:style>
    <style:style style:name="P38" style:family="paragraph" style:parent-style-name="Standard">
      <style:text-properties officeooo:rsid="0047e4df" officeooo:paragraph-rsid="0047e4df"/>
    </style:style>
    <style:style style:name="P39" style:family="paragraph" style:parent-style-name="Standard">
      <style:text-properties officeooo:rsid="00485a28" officeooo:paragraph-rsid="00485a28"/>
    </style:style>
    <style:style style:name="P40" style:family="paragraph" style:parent-style-name="Standard">
      <style:text-properties officeooo:rsid="0048e51c" officeooo:paragraph-rsid="0048e51c"/>
    </style:style>
    <style:style style:name="P41" style:family="paragraph" style:parent-style-name="Standard">
      <style:text-properties officeooo:rsid="0048f59c" officeooo:paragraph-rsid="0048f59c"/>
    </style:style>
    <style:style style:name="P42" style:family="paragraph" style:parent-style-name="Standard">
      <style:text-properties officeooo:rsid="004c3826" officeooo:paragraph-rsid="004c3826"/>
    </style:style>
    <style:style style:name="P43" style:family="paragraph" style:parent-style-name="Standard">
      <style:text-properties officeooo:rsid="005080dc" officeooo:paragraph-rsid="005080dc"/>
    </style:style>
    <style:style style:name="P44" style:family="paragraph" style:parent-style-name="Standard">
      <style:text-properties officeooo:rsid="00519a73" officeooo:paragraph-rsid="00519a73"/>
    </style:style>
    <style:style style:name="P45" style:family="paragraph" style:parent-style-name="Standard">
      <style:text-properties officeooo:rsid="0053a280" officeooo:paragraph-rsid="0053a280"/>
    </style:style>
    <style:style style:name="P46" style:family="paragraph" style:parent-style-name="Standard">
      <style:text-properties officeooo:rsid="0053b803" officeooo:paragraph-rsid="0053b803"/>
    </style:style>
    <style:style style:name="P47" style:family="paragraph" style:parent-style-name="Standard">
      <style:text-properties officeooo:rsid="0054cfac" officeooo:paragraph-rsid="0054cfac"/>
    </style:style>
    <style:style style:name="P48" style:family="paragraph" style:parent-style-name="Standard">
      <style:text-properties officeooo:rsid="0054cfc2" officeooo:paragraph-rsid="0054cfc2"/>
    </style:style>
    <style:style style:name="P49" style:family="paragraph" style:parent-style-name="Standard">
      <style:text-properties officeooo:rsid="0055beb9" officeooo:paragraph-rsid="0055beb9"/>
    </style:style>
    <style:style style:name="P50" style:family="paragraph" style:parent-style-name="Standard">
      <style:text-properties officeooo:rsid="0057ea32" officeooo:paragraph-rsid="0057ea32"/>
    </style:style>
    <style:style style:name="P51" style:family="paragraph" style:parent-style-name="Standard">
      <style:text-properties officeooo:rsid="0058476a" officeooo:paragraph-rsid="0058476a"/>
    </style:style>
    <style:style style:name="P52" style:family="paragraph" style:parent-style-name="Standard">
      <style:text-properties officeooo:rsid="005984f1" officeooo:paragraph-rsid="005984f1"/>
    </style:style>
    <style:style style:name="P53" style:family="paragraph" style:parent-style-name="Standard">
      <style:text-properties officeooo:rsid="005c6125" officeooo:paragraph-rsid="005c6125"/>
    </style:style>
    <style:style style:name="P54" style:family="paragraph" style:parent-style-name="Standard">
      <style:text-properties officeooo:rsid="005d4a74" officeooo:paragraph-rsid="005d4a74"/>
    </style:style>
    <style:style style:name="P55" style:family="paragraph" style:parent-style-name="Standard">
      <style:text-properties officeooo:rsid="005f2722" officeooo:paragraph-rsid="005f2722"/>
    </style:style>
    <style:style style:name="P56" style:family="paragraph" style:parent-style-name="Standard">
      <style:text-properties officeooo:rsid="0060d13d" officeooo:paragraph-rsid="0060d13d"/>
    </style:style>
    <style:style style:name="P57" style:family="paragraph" style:parent-style-name="Standard">
      <style:text-properties officeooo:rsid="006126d7" officeooo:paragraph-rsid="006126d7"/>
    </style:style>
    <style:style style:name="P58" style:family="paragraph" style:parent-style-name="Standard">
      <style:text-properties officeooo:rsid="00651fa3" officeooo:paragraph-rsid="00651fa3"/>
    </style:style>
    <style:style style:name="P59" style:family="paragraph" style:parent-style-name="Standard">
      <style:text-properties officeooo:rsid="00664bf8" officeooo:paragraph-rsid="00664bf8"/>
    </style:style>
    <style:style style:name="P60" style:family="paragraph" style:parent-style-name="Standard">
      <style:text-properties officeooo:rsid="006899fa" officeooo:paragraph-rsid="006899fa"/>
    </style:style>
    <style:style style:name="P61" style:family="paragraph" style:parent-style-name="Standard">
      <style:text-properties officeooo:rsid="006899fa" officeooo:paragraph-rsid="006ccd65"/>
    </style:style>
    <style:style style:name="P62" style:family="paragraph" style:parent-style-name="Standard">
      <style:text-properties officeooo:rsid="006ccd65" officeooo:paragraph-rsid="006ccd65"/>
    </style:style>
    <style:style style:name="P63" style:family="paragraph" style:parent-style-name="Standard">
      <style:text-properties officeooo:rsid="006dfd16" officeooo:paragraph-rsid="006dfd16"/>
    </style:style>
    <style:style style:name="P64" style:family="paragraph" style:parent-style-name="Standard">
      <style:text-properties officeooo:rsid="00704d16" officeooo:paragraph-rsid="00704d16"/>
    </style:style>
    <style:style style:name="P65" style:family="paragraph" style:parent-style-name="Standard">
      <style:text-properties officeooo:rsid="0070cb1c" officeooo:paragraph-rsid="0070cb1c"/>
    </style:style>
    <style:style style:name="P66" style:family="paragraph" style:parent-style-name="Standard">
      <style:text-properties officeooo:rsid="0071182b" officeooo:paragraph-rsid="0071182b"/>
    </style:style>
    <style:style style:name="P67" style:family="paragraph" style:parent-style-name="Standard">
      <style:text-properties officeooo:rsid="00727dd4" officeooo:paragraph-rsid="00727dd4"/>
    </style:style>
    <style:style style:name="P68" style:family="paragraph" style:parent-style-name="Standard">
      <style:text-properties officeooo:rsid="0073da0c" officeooo:paragraph-rsid="0073da0c"/>
    </style:style>
    <style:style style:name="P69" style:family="paragraph" style:parent-style-name="Standard">
      <style:paragraph-properties fo:break-before="page"/>
      <style:text-properties officeooo:rsid="0073da0c" officeooo:paragraph-rsid="0073da0c"/>
    </style:style>
    <style:style style:name="P70" style:family="paragraph" style:parent-style-name="Standard">
      <style:text-properties officeooo:rsid="0074fc87" officeooo:paragraph-rsid="0074fc87"/>
    </style:style>
    <style:style style:name="P71" style:family="paragraph" style:parent-style-name="Standard">
      <style:text-properties officeooo:rsid="0076d8f8" officeooo:paragraph-rsid="0076d8f8"/>
    </style:style>
    <style:style style:name="P72" style:family="paragraph" style:parent-style-name="Standard">
      <style:text-properties officeooo:rsid="00789b7e" officeooo:paragraph-rsid="00789b7e"/>
    </style:style>
    <style:style style:name="P73" style:family="paragraph" style:parent-style-name="Standard">
      <style:text-properties officeooo:rsid="007a8f12" officeooo:paragraph-rsid="007a8f12"/>
    </style:style>
    <style:style style:name="P74" style:family="paragraph" style:parent-style-name="Standard">
      <style:paragraph-properties fo:break-before="page"/>
      <style:text-properties officeooo:rsid="007b92d3" officeooo:paragraph-rsid="007b92d3"/>
    </style:style>
    <style:style style:name="P75" style:family="paragraph" style:parent-style-name="Standard">
      <style:text-properties officeooo:rsid="007b92d3" officeooo:paragraph-rsid="007b92d3"/>
    </style:style>
    <style:style style:name="P76" style:family="paragraph" style:parent-style-name="Standard">
      <style:text-properties officeooo:rsid="007daccc" officeooo:paragraph-rsid="007daccc"/>
    </style:style>
    <style:style style:name="P77" style:family="paragraph" style:parent-style-name="Standard">
      <style:text-properties officeooo:rsid="007daccc" officeooo:paragraph-rsid="007fd82d"/>
    </style:style>
    <style:style style:name="P78" style:family="paragraph" style:parent-style-name="Standard">
      <style:text-properties officeooo:rsid="007f7aab" officeooo:paragraph-rsid="007f7aab"/>
    </style:style>
    <style:style style:name="P79" style:family="paragraph" style:parent-style-name="Standard">
      <style:text-properties officeooo:rsid="007fa015" officeooo:paragraph-rsid="007fa015"/>
    </style:style>
    <style:style style:name="P80" style:family="paragraph" style:parent-style-name="Standard">
      <style:text-properties officeooo:rsid="00803885" officeooo:paragraph-rsid="00803885"/>
    </style:style>
    <style:style style:name="P81" style:family="paragraph" style:parent-style-name="Standard">
      <style:text-properties officeooo:rsid="00826b63" officeooo:paragraph-rsid="00826b63"/>
    </style:style>
    <style:style style:name="P82" style:family="paragraph" style:parent-style-name="Standard">
      <style:paragraph-properties fo:break-before="page"/>
      <style:text-properties officeooo:rsid="00826b63" officeooo:paragraph-rsid="00826b63"/>
    </style:style>
    <style:style style:name="P83" style:family="paragraph" style:parent-style-name="Table_20_Contents">
      <style:text-properties officeooo:rsid="00826b63" officeooo:paragraph-rsid="00826b63"/>
    </style:style>
    <style:style style:name="P84" style:family="paragraph" style:parent-style-name="Standard">
      <style:text-properties officeooo:rsid="0083b706" officeooo:paragraph-rsid="0083b706"/>
    </style:style>
    <style:style style:name="P85" style:family="paragraph" style:parent-style-name="Standard">
      <style:text-properties officeooo:rsid="0083c096" officeooo:paragraph-rsid="0083c096"/>
    </style:style>
    <style:style style:name="P86" style:family="paragraph" style:parent-style-name="Standard">
      <style:text-properties officeooo:rsid="00841e11" officeooo:paragraph-rsid="00841e11"/>
    </style:style>
    <style:style style:name="P87" style:family="paragraph" style:parent-style-name="Standard">
      <style:text-properties fo:font-weight="bold" officeooo:rsid="00841e11" officeooo:paragraph-rsid="00841e11" style:font-weight-asian="bold" style:font-weight-complex="bold"/>
    </style:style>
    <style:style style:name="P88" style:family="paragraph" style:parent-style-name="Standard">
      <style:text-properties officeooo:rsid="0085be83" officeooo:paragraph-rsid="0085be83"/>
    </style:style>
    <style:style style:name="P89" style:family="paragraph" style:parent-style-name="Standard">
      <style:text-properties officeooo:rsid="0086a5c2" officeooo:paragraph-rsid="0086a5c2"/>
    </style:style>
    <style:style style:name="P90" style:family="paragraph" style:parent-style-name="Table_20_Contents">
      <style:text-properties style:text-underline-style="none" officeooo:rsid="00826b63" officeooo:paragraph-rsid="00826b63"/>
    </style:style>
    <style:style style:name="P91" style:family="paragraph" style:parent-style-name="Standard">
      <style:paragraph-properties fo:break-before="page"/>
      <style:text-properties officeooo:rsid="008ad9b9" officeooo:paragraph-rsid="008ad9b9"/>
    </style:style>
    <style:style style:name="P92" style:family="paragraph" style:parent-style-name="Standard">
      <style:text-properties officeooo:rsid="008ad9b9" officeooo:paragraph-rsid="008ad9b9"/>
    </style:style>
    <style:style style:name="P93" style:family="paragraph" style:parent-style-name="Standard">
      <style:text-properties officeooo:rsid="008d14e7" officeooo:paragraph-rsid="008d14e7"/>
    </style:style>
    <style:style style:name="P94" style:family="paragraph" style:parent-style-name="Standard">
      <style:text-properties officeooo:rsid="008e32a5" officeooo:paragraph-rsid="008e32a5"/>
    </style:style>
    <style:style style:name="P95" style:family="paragraph" style:parent-style-name="Standard">
      <style:text-properties officeooo:rsid="00911922" officeooo:paragraph-rsid="00911922"/>
    </style:style>
    <style:style style:name="P96" style:family="paragraph" style:parent-style-name="Standard">
      <style:text-properties officeooo:rsid="0091e378" officeooo:paragraph-rsid="0091e378"/>
    </style:style>
    <style:style style:name="P97" style:family="paragraph" style:parent-style-name="Standard">
      <style:text-properties officeooo:rsid="0091f233" officeooo:paragraph-rsid="0091f233"/>
    </style:style>
    <style:style style:name="P98" style:family="paragraph" style:parent-style-name="Standard">
      <style:text-properties officeooo:rsid="0093020e" officeooo:paragraph-rsid="0093020e"/>
    </style:style>
    <style:style style:name="P99" style:family="paragraph" style:parent-style-name="Standard">
      <style:text-properties officeooo:rsid="00946ac1" officeooo:paragraph-rsid="00946ac1"/>
    </style:style>
    <style:style style:name="P100" style:family="paragraph" style:parent-style-name="Standard">
      <style:text-properties officeooo:rsid="00951726" officeooo:paragraph-rsid="00951726"/>
    </style:style>
    <style:style style:name="P101" style:family="paragraph" style:parent-style-name="Standard">
      <style:text-properties officeooo:rsid="0095afc5" officeooo:paragraph-rsid="0095afc5"/>
    </style:style>
    <style:style style:name="P102" style:family="paragraph" style:parent-style-name="Standard">
      <style:text-properties officeooo:rsid="00979548" officeooo:paragraph-rsid="00979548"/>
    </style:style>
    <style:style style:name="P103" style:family="paragraph" style:parent-style-name="Standard">
      <style:paragraph-properties fo:break-before="page"/>
      <style:text-properties officeooo:rsid="00979548" officeooo:paragraph-rsid="00993e2f"/>
    </style:style>
    <style:style style:name="P104" style:family="paragraph" style:parent-style-name="Standard">
      <style:text-properties officeooo:rsid="00979548" officeooo:paragraph-rsid="00993e2f"/>
    </style:style>
    <style:style style:name="P105" style:family="paragraph" style:parent-style-name="Standard">
      <style:text-properties officeooo:rsid="0098f607" officeooo:paragraph-rsid="0098f607"/>
    </style:style>
    <style:style style:name="P106" style:family="paragraph" style:parent-style-name="Standard">
      <style:text-properties officeooo:rsid="0098f607" officeooo:paragraph-rsid="00993e2f"/>
    </style:style>
    <style:style style:name="P107" style:family="paragraph" style:parent-style-name="Standard">
      <style:text-properties officeooo:rsid="008fc203" officeooo:paragraph-rsid="008fc203" fo:background-color="#ffff00"/>
    </style:style>
    <style:style style:name="P108" style:family="paragraph" style:parent-style-name="Standard">
      <style:text-properties fo:font-weight="bold" officeooo:rsid="0091f233" officeooo:paragraph-rsid="0091f233" fo:background-color="#ffff00" style:font-weight-asian="bold" style:font-weight-complex="bold"/>
    </style:style>
    <style:style style:name="P109" style:family="paragraph" style:parent-style-name="Standard">
      <style:text-properties fo:font-weight="bold" officeooo:rsid="00a2aaf1" officeooo:paragraph-rsid="00a2aaf1" style:font-weight-asian="bold" style:font-weight-complex="bold"/>
    </style:style>
    <style:style style:name="P110" style:family="paragraph" style:parent-style-name="Standard">
      <style:text-properties officeooo:rsid="009b6654" officeooo:paragraph-rsid="009b6654"/>
    </style:style>
    <style:style style:name="P111" style:family="paragraph" style:parent-style-name="Standard">
      <style:text-properties officeooo:rsid="009f489e" officeooo:paragraph-rsid="009f489e"/>
    </style:style>
    <style:style style:name="P112" style:family="paragraph" style:parent-style-name="Standard">
      <style:text-properties officeooo:rsid="00a020be" officeooo:paragraph-rsid="00a020be"/>
    </style:style>
    <style:style style:name="P113" style:family="paragraph" style:parent-style-name="Standard">
      <style:text-properties officeooo:rsid="00a0e7e9" officeooo:paragraph-rsid="00a0e7e9"/>
    </style:style>
    <style:style style:name="P114" style:family="paragraph" style:parent-style-name="Standard">
      <style:text-properties officeooo:rsid="00a0ed0b" officeooo:paragraph-rsid="00a0ed0b"/>
    </style:style>
    <style:style style:name="P115" style:family="paragraph" style:parent-style-name="Standard">
      <style:text-properties officeooo:rsid="00a3c9d8" officeooo:paragraph-rsid="00a3c9d8"/>
    </style:style>
    <style:style style:name="T1" style:family="text">
      <style:text-properties officeooo:rsid="000cffe2"/>
    </style:style>
    <style:style style:name="T2" style:family="text">
      <style:text-properties officeooo:rsid="001e3159"/>
    </style:style>
    <style:style style:name="T3" style:family="text">
      <style:text-properties officeooo:rsid="0024c311"/>
    </style:style>
    <style:style style:name="T4" style:family="text">
      <style:text-properties officeooo:rsid="0031be4d"/>
    </style:style>
    <style:style style:name="T5" style:family="text">
      <style:text-properties officeooo:rsid="0036e7e7"/>
    </style:style>
    <style:style style:name="T6" style:family="text">
      <style:text-properties officeooo:rsid="003945b1"/>
    </style:style>
    <style:style style:name="T7" style:family="text">
      <style:text-properties officeooo:rsid="003f4be5"/>
    </style:style>
    <style:style style:name="T8" style:family="text">
      <style:text-properties officeooo:rsid="0042fee4"/>
    </style:style>
    <style:style style:name="T9" style:family="text">
      <style:text-properties officeooo:rsid="00442067"/>
    </style:style>
    <style:style style:name="T10" style:family="text">
      <style:text-properties officeooo:rsid="00470440"/>
    </style:style>
    <style:style style:name="T11" style:family="text">
      <style:text-properties officeooo:rsid="00498515"/>
    </style:style>
    <style:style style:name="T12" style:family="text">
      <style:text-properties officeooo:rsid="004c9944"/>
    </style:style>
    <style:style style:name="T13" style:family="text">
      <style:text-properties officeooo:rsid="004d23ce"/>
    </style:style>
    <style:style style:name="T14" style:family="text">
      <style:text-properties officeooo:rsid="00519093"/>
    </style:style>
    <style:style style:name="T15" style:family="text">
      <style:text-properties officeooo:rsid="0056a9d8"/>
    </style:style>
    <style:style style:name="T16" style:family="text">
      <style:text-properties officeooo:rsid="0057ea32"/>
    </style:style>
    <style:style style:name="T17" style:family="text">
      <style:text-properties officeooo:rsid="005984f1"/>
    </style:style>
    <style:style style:name="T18" style:family="text">
      <style:text-properties officeooo:rsid="0060d13d"/>
    </style:style>
    <style:style style:name="T19" style:family="text">
      <style:text-properties officeooo:rsid="006299a5"/>
    </style:style>
    <style:style style:name="T20" style:family="text">
      <style:text-properties officeooo:rsid="0069b390"/>
    </style:style>
    <style:style style:name="T21" style:family="text">
      <style:text-properties officeooo:rsid="006ae76c"/>
    </style:style>
    <style:style style:name="T22" style:family="text">
      <style:text-properties officeooo:rsid="006ccd65"/>
    </style:style>
    <style:style style:name="T23" style:family="text">
      <style:text-properties officeooo:rsid="006eb98b"/>
    </style:style>
    <style:style style:name="T24" style:family="text">
      <style:text-properties officeooo:rsid="0073da0c"/>
    </style:style>
    <style:style style:name="T25" style:family="text">
      <style:text-properties officeooo:rsid="0074fc87"/>
    </style:style>
    <style:style style:name="T26" style:family="text">
      <style:text-properties fo:font-weight="bold" fo:background-color="#ffff00" loext:char-shading-value="0" style:font-weight-asian="bold" style:font-weight-complex="bold"/>
    </style:style>
    <style:style style:name="T27" style:family="text">
      <style:text-properties officeooo:rsid="00816974"/>
    </style:style>
    <style:style style:name="T28" style:family="text">
      <style:text-properties officeooo:rsid="0085d8aa"/>
    </style:style>
    <style:style style:name="T29" style:family="text">
      <style:text-properties officeooo:rsid="0091e378"/>
    </style:style>
    <style:style style:name="T30" style:family="text">
      <style:text-properties officeooo:rsid="00946ac1"/>
    </style:style>
    <style:style style:name="T31" style:family="text">
      <style:text-properties fo:background-color="#ffff00" loext:char-shading-value="0"/>
    </style:style>
    <style:style style:name="T32" style:family="text">
      <style:text-properties officeooo:rsid="0095afc5"/>
    </style:style>
    <style:style style:name="T33" style:family="text">
      <style:text-properties officeooo:rsid="00993e2f"/>
    </style:style>
    <style:style style:name="T34" style:family="text">
      <style:text-properties officeooo:rsid="009d656b"/>
    </style:style>
    <style:style style:name="T35" style:family="text">
      <style:text-properties officeooo:rsid="00a42fa7"/>
    </style:style>
    <style:style style:name="T36" style:family="text">
      <style:text-properties officeooo:rsid="00a45e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so Academy:</text:p>
      <text:p text:style-name="P1">c is procedural language.</text:p>
      <text:p text:style-name="P8">Middle level language</text:p>
      <text:p text:style-name="P8">- <text:span text:style-name="T1">direct access to memory though pointers.</text:span></text:p>
      <text:p text:style-name="P8">- bit manipulation using bitwise operators.</text:p>
      <text:p text:style-name="P8">- writing assembly code within c code.</text:p>
      <text:p text:style-name="P8">wide variety of built-in functions, standard libraries and header files.</text:p>
      <text:p text:style-name="P8"/>
      <text:p text:style-name="P9">Variables:</text:p>
      <text:p text:style-name="P9">declaration: announcing the properties of the variable to the compiler.</text:p>
      <text:p text:style-name="P9">Properties:</text:p>
      <text:p text:style-name="P9">1. size of the variable.</text:p>
      <text:p text:style-name="P9">2. name of the variable.</text:p>
      <text:p text:style-name="P10">int var;</text:p>
      <text:p text:style-name="P10">datatype: how much space a variable is going to occupy In memory.</text:p>
      <text:p text:style-name="P10">Var: name of the variable.</text:p>
      <text:p text:style-name="P10"/>
      <text:p text:style-name="P11">Size of integer:</text:p>
      <text:p text:style-name="P11">depends on machine:</text:p>
      <text:p text:style-name="P11">2 bytes: 16 bits.</text:p>
      <text:p text:style-name="P11">4 bytes: 32 bits.</text:p>
      <text:p text:style-name="P12">To know the size programatically:</text:p>
      <text:p text:style-name="P12">use sizeof operator:</text:p>
      <text:p text:style-name="P12">sizeof is a unary operator and not a function.</text:p>
      <text:p text:style-name="P13">#include &lt;stdio.h&gt;</text:p>
      <text:p text:style-name="P13"/>
      <text:p text:style-name="P13">int main()</text:p>
      <text:p text:style-name="P13">{</text:p>
      <text:p text:style-name="P13"><text:tab/>printf(“%d”, sizeof(int));</text:p>
      <text:p text:style-name="P13"><text:tab/>return 0;</text:p>
      <text:p text:style-name="P13">}</text:p>
      <text:p text:style-name="P13"/>
      <text:p text:style-name="P14">range of integer:</text:p>
      <text:p text:style-name="P16">at 2 bytes (16 bits machine)</text:p>
      <text:p text:style-name="P14">unsigned range: 0 to 65535 (2^n -1)</text:p>
      <text:p text:style-name="P14">signed range: -32768 to +32767</text:p>
      <text:p text:style-name="P15">2’s complement range -(2^(n-1)) to +(2^(n-1) -1)</text:p>
      <text:p text:style-name="P15"/>
      <text:p text:style-name="P16">at 4 bytes (32 bits machine)</text:p>
      <text:p text:style-name="P16">unsigned range: 0 to 4294967295</text:p>
      <text:p text:style-name="P16">signed range: -2147483648 to +21147483647</text:p>
      <text:p text:style-name="P16"/>
      <text:p text:style-name="P17">int modifiers:</text:p>
      <text:p text:style-name="P17">long and short:</text:p>
      <text:p text:style-name="P17">if integer is 4 bytes, short int may be 2 bytes.</text:p>
      <text:p text:style-name="P17">#include &lt;stdio.h&gt;</text:p>
      <text:p text:style-name="P17"/>
      <text:p text:style-name="P17">int main()</text:p>
      <text:p text:style-name="P17">{</text:p>
      <text:p text:style-name="P17"><text:tab/>printf(“%d”, sizeof(short int));</text:p>
      <text:p text:style-name="P17"><text:tab/>return 0;</text:p>
      <text:p text:style-name="P17">}</text:p>
      <text:p text:style-name="P18"><text:soft-page-break/>if integer is 4 bytes, <text:span text:style-name="T2">long</text:span> int may be <text:span text:style-name="T2">8</text:span> bytes.</text:p>
      <text:p text:style-name="P18">#include &lt;stdio.h&gt;</text:p>
      <text:p text:style-name="P18"/>
      <text:p text:style-name="P18">int main()</text:p>
      <text:p text:style-name="P18">{</text:p>
      <text:p text:style-name="P18"><text:tab/>printf(“%d”, sizeof(<text:span text:style-name="T2">long</text:span> int));</text:p>
      <text:p text:style-name="P18"><text:tab/>return 0;</text:p>
      <text:p text:style-name="P18">}</text:p>
      <text:p text:style-name="P18"/>
      <text:p text:style-name="P18">Note: by default int some_variable_name; is signed integer variable.</text:p>
      <text:p text:style-name="P18">unsigned int some_variable_name; allows only positive values.</text:p>
      <text:p text:style-name="P18">1. sizeof(short) &lt;= sizeof(int) &lt;= sizeof(long).</text:p>
      <text:p text:style-name="P18">2. writing signed int some_variable_name; is equivalent to int some_variable_name;</text:p>
      <text:p text:style-name="P18">3. %d is used to print "signed integer".</text:p>
      <text:p text:style-name="P18">4. %u is used to print "unsigned integer".</text:p>
      <text:p text:style-name="P18">5. %ld is used to print "long integer" equivalent to "signed long integer".</text:p>
      <text:p text:style-name="P18">6. %lu is used to print "unsigned long integer".</text:p>
      <text:p text:style-name="P18">7. %lld is used to print "long long integer".</text:p>
      <text:p text:style-name="P18">8. %llu is used to print "unsigned long long integer".</text:p>
      <text:p text:style-name="P18"/>
      <text:p text:style-name="P19">Exceeding the valid range of datatypes returns wrong values.</text:p>
      <text:p text:style-name="P19"/>
      <text:p text:style-name="P20">Character data type:</text:p>
      <text:p text:style-name="P20">char some_variable_name = “N”;</text:p>
      <text:p text:style-name="P20"/>
      <text:p text:style-name="P21">#include &lt;stdio.h&gt;</text:p>
      <text:p text:style-name="P21">int main()</text:p>
      <text:p text:style-name="P21">{</text:p>
      <text:p text:style-name="P21"><text:tab/>char var = 65; // <text:span text:style-name="T3">assigns character based on ASCII code.</text:span></text:p>
      <text:p text:style-name="P21"><text:tab/>printf(“%c\n”, var);</text:p>
      <text:p text:style-name="P21"><text:tab/>return 0;</text:p>
      <text:p text:style-name="P21">}</text:p>
      <text:p text:style-name="P21"/>
      <text:p text:style-name="P22">size and range of character:</text:p>
      <text:p text:style-name="P22">size: 1 byte = 8 bits.</text:p>
      <text:p text:style-name="P22">Range: unsigned 0:255</text:p>
      <text:p text:style-name="P22"><text:tab/>signed: -128:+127</text:p>
      <text:p text:style-name="P23">in traditional ASCII table, each character requires 7 bits.</text:p>
      <text:p text:style-name="P23">In extended ASCII table, each character requires 8 bits.</text:p>
      <text:p text:style-name="P23"/>
      <text:p text:style-name="P24">Float → 4 bytes = 32 bits.<text:tab/><text:tab/><text:tab/><text:span text:style-name="T4">4 bytes (ubuntu 22.04 x64)</text:span></text:p>
      <text:p text:style-name="P25">Double → 8 bytes = 64 bits.<text:tab/><text:tab/><text:tab/><text:span text:style-name="T4">8 bytes (ubuntu 22.04 x64)</text:span></text:p>
      <text:p text:style-name="P25">Long Double → 12 bytes = 96 bits.<text:tab/><text:tab/><text:span text:style-name="T4">16 bytes (ubuntu 22.04 x64)</text:span></text:p>
      <text:p text:style-name="P24">Size of these data types totally depends from system to system.</text:p>
      <text:p text:style-name="P24"/>
      <text:p text:style-name="P26">Float → IEEE 754 Single precision floating point.</text:p>
      <text:p text:style-name="P26">Double → IEEE 754 Double Precision floating point.</text:p>
      <text:p text:style-name="P26">Long Double → Extended Precision Floating point.</text:p>
      <text:p text:style-name="P26"/>
      <text:p text:style-name="P26"/>
      <text:p text:style-name="P26"/>
      <text:p text:style-name="P26"/>
      <text:p text:style-name="P27"><text:soft-page-break/>#include &lt;stdio.h&gt;</text:p>
      <text:p text:style-name="P27">int main()</text:p>
      <text:p text:style-name="P27">{</text:p>
      <text:p text:style-name="P27"><text:tab/>float var1 = 3.1415926535897932;</text:p>
      <text:p text:style-name="P27"><text:tab/>double var2 = 3.1415926535897932;</text:p>
      <text:p text:style-name="P27"><text:tab/>long double var3 = 3.1415926535897932;</text:p>
      <text:p text:style-name="P27"><text:tab/></text:p>
      <text:p text:style-name="P27"><text:tab/>printf("%ld\n", sizeof(float));</text:p>
      <text:p text:style-name="P27"><text:tab/>printf("%ld\n", sizeof(double));</text:p>
      <text:p text:style-name="P27"><text:tab/>printf("%ld\n", sizeof(long double));</text:p>
      <text:p text:style-name="P27"><text:tab/>printf("%.16f\n", var1);</text:p>
      <text:p text:style-name="P27"><text:tab/>printf("%.16f\n", var2);</text:p>
      <text:p text:style-name="P27"><text:tab/>printf("%.21Lf\n", var3);</text:p>
      <text:p text:style-name="P27">}</text:p>
      <text:p text:style-name="P27"/>
      <text:p text:style-name="P27">#include &lt;stdio.h&gt;</text:p>
      <text:p text:style-name="P27">int main()</text:p>
      <text:p text:style-name="P27">{</text:p>
      <text:p text:style-name="P27"><text:tab/>int var = 4/9;</text:p>
      <text:p text:style-name="P27"><text:tab/>printf("%d\n", var);<text:tab/><text:tab/><text:tab/>// <text:span text:style-name="T5">0</text:span></text:p>
      <text:p text:style-name="P27"><text:tab/>float var1 = 4/9;</text:p>
      <text:p text:style-name="P27"><text:tab/>printf("%.2f\n", var1);<text:tab/><text:tab/>//<text:span text:style-name="T5">0.00</text:span></text:p>
      <text:p text:style-name="P27"><text:tab/>float var2 = 4.0/9.0;<text:tab/><text:tab/></text:p>
      <text:p text:style-name="P27"><text:tab/>printf("%.2f\n", var2);<text:tab/><text:tab/>//<text:span text:style-name="T5">0.44</text:span></text:p>
      <text:p text:style-name="P27">}</text:p>
      <text:p text:style-name="P27"/>
      <text:p text:style-name="P28">Question 001:</text:p>
      <text:p text:style-name="P28">#include &lt;stdio.h&gt;</text:p>
      <text:p text:style-name="P28"/>
      <text:p text:style-name="P28">int main(){</text:p>
      <text:p text:style-name="P28"><text:tab/>printf("%d", printf("%s", "Hello World!\n"));<text:tab/>//prints Hello World and Count.</text:p>
      <text:p text:style-name="P28"><text:tab/>return 0;</text:p>
      <text:p text:style-name="P28">}</text:p>
      <text:p text:style-name="P28"/>
      <text:p text:style-name="P28">%<text:span text:style-name="T6">s is used to print “String of Characters”.</text:span></text:p>
      <text:p text:style-name="P29">Printf not only prints the content on the screen. It also returns the number of characters that it successfully prints on the screen.</text:p>
      <text:p text:style-name="P29"/>
      <text:p text:style-name="P29">#include &lt;stdio.h&gt;</text:p>
      <text:p text:style-name="P29"/>
      <text:p text:style-name="P29">int main(){</text:p>
      <text:p text:style-name="P29"><text:tab/>printf("%10s", "Hello"); //prints hello preceeded by 5 spaces.</text:p>
      <text:p text:style-name="P29"><text:tab/>return 0;</text:p>
      <text:p text:style-name="P29">}</text:p>
      <text:p text:style-name="P29"/>
      <text:p text:style-name="P30">#include &lt;stdio.h&gt;</text:p>
      <text:p text:style-name="P29"/>
      <text:p text:style-name="P29">int main(){</text:p>
      <text:p text:style-name="P29"><text:tab/>char c = 255;</text:p>
      <text:p text:style-name="P29"><text:tab/>c = c +10;</text:p>
      <text:p text:style-name="P29"><text:tab/>printf("%d", c);<text:tab/>//prints 9</text:p>
      <text:p text:style-name="P29"><text:tab/>return 0;</text:p>
      <text:p text:style-name="P29">}</text:p>
      <text:p text:style-name="P29"/>
      <text:p text:style-name="P31">correct definitions of integer:</text:p>
      <text:p text:style-name="P31">I. signed int n;</text:p>
      <text:p text:style-name="P31">II. signed n;</text:p>
      <text:p text:style-name="P31">III. Unsigned n;</text:p>
      <text:p text:style-name="P31">IV. long n;</text:p>
      <text:p text:style-name="P31">V. long int n;</text:p>
      <text:p text:style-name="P31">VI. long long n;</text:p>
      <text:p text:style-name="P31"/>
      <text:p text:style-name="P31">#include &lt;stdio.h&gt;</text:p>
      <text:p text:style-name="P31"/>
      <text:p text:style-name="P31">int main(){</text:p>
      <text:p text:style-name="P31"><text:tab/>unsigned i = 1;</text:p>
      <text:p text:style-name="P31"><text:tab/>int j = -4;</text:p>
      <text:p text:style-name="P31"><text:tab/>printf("%u", i+j); //prints integer value depends from machine to machine. </text:p>
      <text:p text:style-name="P31"><text:tab/>return 0;</text:p>
      <text:p text:style-name="P31">}</text:p>
      <text:p text:style-name="P31"/>
      <text:p text:style-name="P32">-<text:span text:style-name="T7">3 in 2s complement representation:</text:span></text:p>
      <text:p text:style-name="P33">step 1: take 1s complement of 3</text:p>
      <text:p text:style-name="P34">3 = 00000000 00000000 00000000 00000011</text:p>
      <text:p text:style-name="P34">1s complement of 3 = 11111111 11111111 11111111 11111100</text:p>
      <text:p text:style-name="P34">step 2: add 1 to the result. It will give:</text:p>
      <text:p text:style-name="P34">11111111 11111111 11111111 11111101 = 4294967293</text:p>
      <text:p text:style-name="P34"/>
      <text:p text:style-name="P35">Scope:</text:p>
      <text:p text:style-name="P36">scope = lifetime.</text:p>
      <text:p text:style-name="P36">The area under which a variable is applicable or alive.</text:p>
      <text:p text:style-name="P36">Strict Defintion:</text:p>
      <text:p text:style-name="P36">a block or a region where a variable is declared, defined and used and when a block or a region ends, variable is automatically destroyed.</text:p>
      <text:p text:style-name="P36"/>
      <text:p text:style-name="P36">#include &lt;stdio.h&gt;</text:p>
      <text:p text:style-name="P36">int main()</text:p>
      <text:p text:style-name="P36">{</text:p>
      <text:p text:style-name="P36"><text:tab/>int var = 34;</text:p>
      <text:p text:style-name="P36"><text:tab/>printf("%d", var);<text:tab/>// <text:span text:style-name="T8">scope of this variable is within main() function only. Therefore called Local to main() function.</text:span></text:p>
      <text:p text:style-name="P36"><text:tab/>return 0;</text:p>
      <text:p text:style-name="P36">}</text:p>
      <text:p text:style-name="P36">int fun()</text:p>
      <text:p text:style-name="P36">{</text:p>
      <text:p text:style-name="P36"><text:tab/>printf("%d", var);<text:tab/>// <text:span text:style-name="T8">trying to access variable “var” outside main() function.</text:span></text:p>
      <text:p text:style-name="P36">}</text:p>
      <text:p text:style-name="P36"><text:soft-page-break/>#include &lt;stdio.h&gt;</text:p>
      <text:p text:style-name="P36"/>
      <text:p text:style-name="P36">int main()</text:p>
      <text:p text:style-name="P36">{</text:p>
      <text:p text:style-name="P36"><text:tab/>int var = 3;</text:p>
      <text:p text:style-name="P36"><text:tab/>int var = 4;<text:tab/>// <text:span text:style-name="T9">raises an error because var is already defined in same scope.</text:span></text:p>
      <text:p text:style-name="P36"><text:tab/>printf("%d\n", var);</text:p>
      <text:p text:style-name="P36"><text:tab/>printf("%d", var);</text:p>
      <text:p text:style-name="P36"><text:tab/>return 0;</text:p>
      <text:p text:style-name="P36">}</text:p>
      <text:p text:style-name="P36"/>
      <text:p text:style-name="P37">another program:</text:p>
      <text:p text:style-name="P37">#include &lt;stdio.h&gt;</text:p>
      <text:p text:style-name="P37"/>
      <text:p text:style-name="P37">int main()</text:p>
      <text:p text:style-name="P37">{</text:p>
      <text:p text:style-name="P37"><text:tab/>int var = 3;</text:p>
      <text:p text:style-name="P37"><text:tab/>{</text:p>
      <text:p text:style-name="P37"><text:tab/><text:tab/>int var = 4;</text:p>
      <text:p text:style-name="P37"><text:tab/><text:tab/>printf("%d\n", var);</text:p>
      <text:p text:style-name="P37"><text:tab/>}</text:p>
      <text:p text:style-name="P37"><text:tab/>printf("%d", var);</text:p>
      <text:p text:style-name="P37"><text:tab/>return 0;</text:p>
      <text:p text:style-name="P37">}</text:p>
      <text:p text:style-name="P37">the above program prints 4 then 3</text:p>
      <text:p text:style-name="P37"/>
      <text:p text:style-name="P37">#include &lt;stdio.h&gt;</text:p>
      <text:p text:style-name="P37">int fun();</text:p>
      <text:p text:style-name="P37"/>
      <text:p text:style-name="P37">int var = 10;<text:tab/>// <text:span text:style-name="T10">global variable.</text:span></text:p>
      <text:p text:style-name="P37"/>
      <text:p text:style-name="P37">int main()</text:p>
      <text:p text:style-name="P37">{</text:p>
      <text:p text:style-name="P37"><text:tab/>int var = 3;<text:tab/>// <text:span text:style-name="T10">local variable.</text:span></text:p>
      <text:p text:style-name="P37"><text:tab/>printf("%d\n", var);</text:p>
      <text:p text:style-name="P37"><text:tab/>fun();</text:p>
      <text:p text:style-name="P37"><text:tab/>return 0;</text:p>
      <text:p text:style-name="P37">}</text:p>
      <text:p text:style-name="P37">int fun()</text:p>
      <text:p text:style-name="P37">{</text:p>
      <text:p text:style-name="P37"><text:tab/>printf("%d", var);</text:p>
      <text:p text:style-name="P37">}<text:tab/>// prints 3 then 10</text:p>
      <text:p text:style-name="P37"/>
      <text:p text:style-name="P3">Auto Modifier:</text:p>
      <text:p text:style-name="P38">Auto means automatic:</text:p>
      <text:p text:style-name="P38">Variables declared inside a scope by default are automatic variables.</text:p>
      <text:p text:style-name="P38">Syntax: auto int some_var_name;</text:p>
      <text:p text:style-name="P39">#include &lt;stdio.h&gt;<text:tab/><text:tab/><text:tab/><text:tab/>#include &lt;stdio.h&gt;</text:p>
      <text:p text:style-name="P39">int main(){<text:tab/><text:tab/><text:tab/><text:tab/><text:tab/>int main(){</text:p>
      <text:p text:style-name="P39"><text:tab/>int var;<text:tab/><text:tab/><text:tab/><text:tab/><text:tab/><text:tab/>auto int var;</text:p>
      <text:p text:style-name="P39"><text:tab/>return 0;<text:tab/><text:tab/><text:tab/><text:tab/><text:tab/>return 0;</text:p>
      <text:p text:style-name="P39">}<text:tab/><text:tab/><text:tab/><text:tab/><text:tab/><text:tab/>}</text:p>
      <text:p text:style-name="P40"><text:soft-page-break/>1. if you won’t initialize auto variable, by default it will be initialized with some garbage (random) value.</text:p>
      <text:p text:style-name="P40"/>
      <text:p text:style-name="P40">#include &lt;stdio.h&gt;</text:p>
      <text:p text:style-name="P40"/>
      <text:p text:style-name="P40">int main(){</text:p>
      <text:p text:style-name="P40"><text:tab/>auto int var;</text:p>
      <text:p text:style-name="P40"><text:tab/>printf("%d\n", var);<text:tab/>// prints random number.</text:p>
      <text:p text:style-name="P40"><text:tab/>return 0;</text:p>
      <text:p text:style-name="P40">}</text:p>
      <text:p text:style-name="P40"/>
      <text:p text:style-name="P41">2. on the other hand, global variables by default initialized to 0.</text:p>
      <text:p text:style-name="P41">#include &lt;stdio.h&gt;</text:p>
      <text:p text:style-name="P41"/>
      <text:p text:style-name="P41">int var;<text:tab/><text:tab/>// <text:span text:style-name="T11">always initialized to 0;</text:span></text:p>
      <text:p text:style-name="P41">int main(){</text:p>
      <text:p text:style-name="P41"><text:tab/>printf(“%d”, var);</text:p>
      <text:p text:style-name="P41"><text:tab/>return 0;</text:p>
      <text:p text:style-name="P41">}</text:p>
      <text:p text:style-name="P41"/>
      <text:p text:style-name="P4">Extern Modifier:</text:p>
      <text:p text:style-name="P42"/>
      <text:p text:style-name="P42">int var;<text:tab/><text:tab/><text:tab/><text:tab/><text:tab/><text:tab/>extern int var;</text:p>
      <text:p text:style-name="P42">declaration and definition<text:tab/><text:tab/><text:tab/>declaration</text:p>
      <text:p text:style-name="P42"/>
      <text:p text:style-name="P42">- extern is short name for external.</text:p>
      <text:p text:style-name="P42">- used when a particular file needs to access a variable from another file.</text:p>
      <text:p text:style-name="P42"/>
      <text:p text:style-name="P42">- <text:span text:style-name="T12">when we write extern some_data_type some_variable_name; no memory is allocated. Only property of variable is announced.</text:span></text:p>
      <text:p text:style-name="P42">- <text:span text:style-name="T13">multiple declarations of extern variable is allowed within the file. This is not the case with automatic variables.</text:span></text:p>
      <text:p text:style-name="P42">- <text:span text:style-name="T13">extern variables says to compiler “go outside from my scope and you will find the definition of the variable that I declared”.</text:span></text:p>
      <text:p text:style-name="P42">- <text:span text:style-name="T13">compiler believes that whatever the extern variable said is true and produce no error. Linker throws an error when it finds no such variable exist.</text:span></text:p>
      <text:p text:style-name="P42">- <text:span text:style-name="T13">when an external variable is initialized, then memory for this variable is allocated and it will be considered defined.</text:span></text:p>
      <text:p text:style-name="P42"/>
      <text:p text:style-name="P45">013. Variable Modifiers:</text:p>
      <text:p text:style-name="P5">Memory:</text:p>
      <text:p text:style-name="P43">Register memory<text:tab/><text:tab/><text:tab/><text:tab/><text:span text:style-name="T14">very small memory but fastest.</text:span></text:p>
      <text:p text:style-name="P43">cache memory</text:p>
      <text:p text:style-name="P43">main memory → primary memory.</text:p>
      <text:p text:style-name="P43">Magnetic disks → auxillary memory</text:p>
      <text:p text:style-name="P43">magnetic tapes → auxillary memory.<text:tab/><text:span text:style-name="T14">Slowest memory.</text:span></text:p>
      <text:p text:style-name="P43"/>
      <text:p text:style-name="P44">Register modifier:</text:p>
      <text:p text:style-name="P44">syntax: register some_data_type some_variable_name</text:p>
      <text:p text:style-name="P44"/>
      <text:p text:style-name="P44"/>
      <text:p text:style-name="P44"/>
      <text:p text:style-name="P44"><text:soft-page-break/></text:p>
      <text:p text:style-name="P44">#include &lt;stdio.h&gt;</text:p>
      <text:p text:style-name="P44">int main(){</text:p>
      <text:p text:style-name="P44"><text:tab/>register int var;</text:p>
      <text:p text:style-name="P44"><text:tab/>return 0;</text:p>
      <text:p text:style-name="P44">}</text:p>
      <text:p text:style-name="P43"/>
      <text:p text:style-name="P46">What’s register modifier?</text:p>
      <text:p text:style-name="P46">- register keyword hints the compiler to store a variable in register memory.</text:p>
      <text:p text:style-name="P46">- this is done because access time reduces greatly for most frequently referred variables.</text:p>
      <text:p text:style-name="P46">- this is the choice of compiler whether it puts the given variable in register or not.</text:p>
      <text:p text:style-name="P46">- usually compiler themselves do the necessary optimizations.</text:p>
      <text:p text:style-name="P46"/>
      <text:p text:style-name="P47">- The static variable remains in memory even it’s declared within a block, on the other hand automatic variable is destroyed after the completion of function in which it was declared.</text:p>
      <text:p text:style-name="P47">- static variable if declared outside the scope of any function will act like global variable but only within the file in which it was declared.</text:p>
      <text:p text:style-name="P47">- you can only assign a constant literal or value to a static variable.</text:p>
      <text:p text:style-name="P47"/>
      <text:p text:style-name="P48">Constants in C:</text:p>
      <text:p text:style-name="P49">Constant once defined can’t be modified later in the code.</text:p>
      <text:p text:style-name="P49">-- <text:span text:style-name="T15">Defining Constants:</text:span></text:p>
      <text:p text:style-name="P49">→ <text:span text:style-name="T15">using #define<text:tab/><text:tab/></text:span><text:span text:style-name="T16">syntax: #define NAME value</text:span></text:p>
      <text:p text:style-name="P50">NAME → also called Macro, job of preprocessor to replace NAME with value.</text:p>
      <text:p text:style-name="P49">→ <text:span text:style-name="T15">using const<text:tab/><text:tab/><text:tab/></text:span></text:p>
      <text:p text:style-name="P49"/>
      <text:p text:style-name="P51">example:</text:p>
      <text:p text:style-name="P51">#include &lt;stdio.h&gt;</text:p>
      <text:p text:style-name="P51">#define PI 3.14159<text:tab/>// <text:span text:style-name="T17">do not add semicolon at the end.</text:span></text:p>
      <text:p text:style-name="P51"/>
      <text:p text:style-name="P51">int main(){</text:p>
      <text:p text:style-name="P51"><text:tab/>printf(“%.5f”, PI);</text:p>
      <text:p text:style-name="P51"><text:tab/>return 0;</text:p>
      <text:p text:style-name="P51">}</text:p>
      <text:p text:style-name="P51"/>
      <text:p text:style-name="P52">takeways of constants:</text:p>
      <text:p text:style-name="P52">1. do not add semicolon at the end of constant.</text:p>
      <text:p text:style-name="P52">2. choosing capital letters for NAME is good practice.</text:p>
      <text:p text:style-name="P52">3. Whatever inside double quotes “” won’t get replaced.</text:p>
      <text:p text:style-name="P52">4. we can use macros like function.</text:p>
      <text:p text:style-name="P52"/>
      <text:p text:style-name="P52">Example: </text:p>
      <text:p text:style-name="P52">#include &lt;stdio.h&gt;</text:p>
      <text:p text:style-name="P52">#define add(x, y) x+y</text:p>
      <text:p text:style-name="P52"/>
      <text:p text:style-name="P52">int main() {</text:p>
      <text:p text:style-name="P52"><text:tab/>printf(“addition of two numbers: %d”, add (4,3));</text:p>
      <text:p text:style-name="P52"><text:tab/>return 0;</text:p>
      <text:p text:style-name="P52">}</text:p>
      <text:p text:style-name="P52"/>
      <text:p text:style-name="P53">5. we can write multiple lines using \</text:p>
      <text:p text:style-name="P53"/>
      <text:p text:style-name="P54"><text:soft-page-break/>#include &lt;stdio.h&gt;</text:p>
      <text:p text:style-name="P54">#define greater(x, y) if(x &gt; y)\</text:p>
      <text:p text:style-name="P54"><text:tab/><text:tab/><text:tab/><text:tab/>printf(“%d is greater than %d”, x, y);\</text:p>
      <text:p text:style-name="P54"><text:tab/><text:tab/><text:tab/>else\</text:p>
      <text:p text:style-name="P54"><text:tab/><text:tab/><text:tab/><text:tab/>printf(“%d is lesser than %d”, x, y);</text:p>
      <text:p text:style-name="P54">int main(){</text:p>
      <text:p text:style-name="P54"><text:tab/>greater (5 ,6);</text:p>
      <text:p text:style-name="P54"><text:tab/>return 0;</text:p>
      <text:p text:style-name="P54">}</text:p>
      <text:p text:style-name="P54"/>
      <text:p text:style-name="P55">6. First expansion then evaluation:</text:p>
      <text:p text:style-name="P55">#include &lt;stdio.h&gt;</text:p>
      <text:p text:style-name="P55">#define add(x, y) x+y</text:p>
      <text:p text:style-name="P55"/>
      <text:p text:style-name="P55">int main(){</text:p>
      <text:p text:style-name="P55"><text:tab/>printf(“result of expression a * b + c is: %d”, 5 * add(4, 3)); // <text:span text:style-name="T18">answer is 23.</text:span></text:p>
      <text:p text:style-name="P55">}</text:p>
      <text:p text:style-name="P55"/>
      <text:p text:style-name="P56">7. some predefined macros like __DATE__, __TIME__ can print current date and time.</text:p>
      <text:p text:style-name="P57">#include &lt;stdio.h&gt;</text:p>
      <text:p text:style-name="P57"/>
      <text:p text:style-name="P57">int main(){</text:p>
      <text:p text:style-name="P57"><text:tab/>printf(“Date: %s\n”, __DATE__); <text:s/>// <text:span text:style-name="T19">date of compilation.</text:span></text:p>
      <text:p text:style-name="P57"><text:tab/>printf(“Time: %s\n”, __TIME__); // <text:span text:style-name="T19">time of compilation.</text:span></text:p>
      <text:p text:style-name="P57"><text:tab/>return 0;</text:p>
      <text:p text:style-name="P57">}</text:p>
      <text:p text:style-name="P57"/>
      <text:p text:style-name="P6">Constants part 2:</text:p>
      <text:p text:style-name="P58">Define Constants using const.</text:p>
      <text:p text:style-name="P58">Syntax: </text:p>
      <text:p text:style-name="P58">const some_data_type some_variable_name</text:p>
      <text:p text:style-name="P58"/>
      <text:p text:style-name="P59">#include &lt;stdio.h&gt;</text:p>
      <text:p text:style-name="P59"/>
      <text:p text:style-name="P59">int main()</text:p>
      <text:p text:style-name="P59">{</text:p>
      <text:p text:style-name="P59"><text:tab/>int var = 67;</text:p>
      <text:p text:style-name="P59"><text:tab/>var = 57;<text:tab/><text:tab/><text:tab/>// var will change to 57.</text:p>
      <text:p text:style-name="P59"><text:tab/>printf(“%d”, var);</text:p>
      <text:p text:style-name="P59">}</text:p>
      <text:p text:style-name="P59"/>
      <text:p text:style-name="P59">------------------------------------------------------------ </text:p>
      <text:p text:style-name="P59">#include &lt;stdio.h&gt;</text:p>
      <text:p text:style-name="P59"/>
      <text:p text:style-name="P59">int main()</text:p>
      <text:p text:style-name="P59">{</text:p>
      <text:p text:style-name="P59"><text:tab/>const int var = 67;</text:p>
      <text:p text:style-name="P59"><text:tab/>var = 60;<text:tab/><text:tab/><text:tab/>// will raise an error: assignment of read-only variable.</text:p>
      <text:p text:style-name="P59"><text:tab/>printf(“%d”, var);</text:p>
      <text:p text:style-name="P59">}</text:p>
      <text:p text:style-name="P59"/>
      <text:p text:style-name="P59"/>
      <text:p text:style-name="P60"><text:soft-page-break/>#include &lt;stdio.h&gt;</text:p>
      <text:p text:style-name="P60"/>
      <text:p text:style-name="P60">int main(){</text:p>
      <text:p text:style-name="P60"><text:tab/>int var = 052; // preceeding <text:span text:style-name="T20">0 converts the number to octal.</text:span></text:p>
      <text:p text:style-name="P60"><text:tab/><text:span text:style-name="T20">printf(“%d”, var); // </text:span><text:span text:style-name="T21">will print to 42 </text:span><text:span text:style-name="T22">in decimal.</text:span></text:p>
      <text:p text:style-name="P60"><text:tab/><text:span text:style-name="T20">return 0;</text:span></text:p>
      <text:p text:style-name="P60">}</text:p>
      <text:p text:style-name="P62">================================================= </text:p>
      <text:p text:style-name="P61"/>
      <text:p text:style-name="P62">#include &lt;stdio.h&gt;</text:p>
      <text:p text:style-name="P62"/>
      <text:p text:style-name="P62">int main(){</text:p>
      <text:p text:style-name="P62"><text:tab/>int var = 052;</text:p>
      <text:p text:style-name="P62"><text:tab/>printf(“%o”, var); // will print 52 in octal.</text:p>
      <text:p text:style-name="P62"><text:tab/>return 0;</text:p>
      <text:p text:style-name="P62">}</text:p>
      <text:p text:style-name="P63">====================================== </text:p>
      <text:p text:style-name="P63"/>
      <text:p text:style-name="P63">#include &lt;stdio.h&gt;</text:p>
      <text:p text:style-name="P63"/>
      <text:p text:style-name="P63">#define STRING "%s\n"</text:p>
      <text:p text:style-name="P63">#define NESO "Welcome to neso academy!"</text:p>
      <text:p text:style-name="P63"/>
      <text:p text:style-name="P63">int main(){</text:p>
      <text:p text:style-name="P63"><text:tab/>printf(STRING, NESO); //<text:span text:style-name="T23">prints: Welcome to neso academy!</text:span></text:p>
      <text:p text:style-name="P63"><text:tab/>return 0;</text:p>
      <text:p text:style-name="P63">}</text:p>
      <text:p text:style-name="P63"/>
      <text:p text:style-name="P64">======================================</text:p>
      <text:p text:style-name="P64"/>
      <text:p text:style-name="P7">scanf:</text:p>
      <text:p text:style-name="P65">stands for scan formatted string</text:p>
      <text:p text:style-name="P65">accept character, string and numeric data from the user using standard input – keyboard.</text:p>
      <text:p text:style-name="P66">scanf also use format specifiers like printf</text:p>
      <text:p text:style-name="P66">for example: </text:p>
      <text:p text:style-name="P66">%d to accept input of integer type.</text:p>
      <text:p text:style-name="P66">%c to accept input of character type.</text:p>
      <text:p text:style-name="P66">%s to accept a string.</text:p>
      <text:p text:style-name="P66"/>
      <text:p text:style-name="P67">Example:</text:p>
      <text:p text:style-name="P67">int var;</text:p>
      <text:p text:style-name="P67">scanf(“%d”, &amp;var); // <text:span text:style-name="T24">do not forget the ampersand symbol.</text:span></text:p>
      <text:p text:style-name="P67"/>
      <text:p text:style-name="P68">Why &amp;?</text:p>
      <text:p text:style-name="P68">while scanning the input, scanf needs to store that input data somewhere.</text:p>
      <text:p text:style-name="P68">To store this input data, scanf needs to know the memory location of a variable.</text:p>
      <text:p text:style-name="P68">&amp; is also called as address-of operator.</text:p>
      <text:p text:style-name="P68">&amp;var<text:tab/><text:span text:style-name="T25">== <text:s/></text:span>address-of var</text:p>
      <text:p text:style-name="P68"/>
      <text:p text:style-name="P69">#include &lt;stdio.h&gt;</text:p>
      <text:p text:style-name="P68"/>
      <text:p text:style-name="P68">int main()</text:p>
      <text:p text:style-name="P68">{</text:p>
      <text:p text:style-name="P68"><text:tab/>int a, b;</text:p>
      <text:p text:style-name="P68"><text:tab/>printf("Enter first number\n");</text:p>
      <text:p text:style-name="P68"><text:tab/>scanf("%d", &amp;a);</text:p>
      <text:p text:style-name="P68"><text:tab/>printf("Enter second number\n");</text:p>
      <text:p text:style-name="P68"><text:tab/>scanf("%d", &amp;b);</text:p>
      <text:p text:style-name="P68"><text:tab/>printf("%d + %d = %d\n", a, b, a+b);</text:p>
      <text:p text:style-name="P68"><text:tab/>return 0;</text:p>
      <text:p text:style-name="P68">}</text:p>
      <text:p text:style-name="P68"/>
      <text:p text:style-name="P70">=================================== </text:p>
      <text:p text:style-name="P70">#include &lt;stdio.h&gt;</text:p>
      <text:p text:style-name="P70"/>
      <text:p text:style-name="P70">int main(){</text:p>
      <text:p text:style-name="P70"><text:tab/>int var = 0x43FF; //0x is a prefix for hexadecimal.</text:p>
      <text:p text:style-name="P70"><text:tab/>printf("%x", var); //will print 43FF.</text:p>
      <text:p text:style-name="P70"><text:tab/>return 0;</text:p>
      <text:p text:style-name="P70">}</text:p>
      <text:p text:style-name="P71">====================================== </text:p>
      <text:p text:style-name="P71">#include &lt;stdio.h&gt;</text:p>
      <text:p text:style-name="P71"/>
      <text:p text:style-name="P71">int main()</text:p>
      <text:p text:style-name="P71">{</text:p>
      <text:p text:style-name="P71"><text:tab/>int var = 0X43FF; //0X --&gt; prefix for hexadecimal.</text:p>
      <text:p text:style-name="P71"><text:tab/>printf("%d", var); //will print decimal.</text:p>
      <text:p text:style-name="P71"><text:tab/>return 0;</text:p>
      <text:p text:style-name="P71">}</text:p>
      <text:p text:style-name="P72">=========================================== </text:p>
      <text:p text:style-name="P72">#include &lt;stdio.h&gt;</text:p>
      <text:p text:style-name="P72"/>
      <text:p text:style-name="P72">static int i;</text:p>
      <text:p text:style-name="P72">static int i = 27;</text:p>
      <text:p text:style-name="P72">static int i;</text:p>
      <text:p text:style-name="P72">int main(){</text:p>
      <text:p text:style-name="P72"><text:tab/>static int i;</text:p>
      <text:p text:style-name="P72"><text:tab/>printf("%d", i);<text:tab/>// will print 0</text:p>
      <text:p text:style-name="P72"><text:tab/>return 0;</text:p>
      <text:p text:style-name="P72">}</text:p>
      <text:p text:style-name="P73">==========================================</text:p>
      <text:p text:style-name="P73"/>
      <text:p text:style-name="P74">Memory layout of C program:</text:p>
      <text:p text:style-name="P75">Two memory segments:</text:p>
      <text:p text:style-name="P75">1. text/code segment: Contains machine code of the compiled program.</text:p>
      <text:p text:style-name="P75">2. Data segment:</text:p>
      <text:p text:style-name="P75"><text:tab/>a. initialized: Global, extern, static (both local and global) const global variables.</text:p>
      <text:p text:style-name="P75"><text:tab/><text:tab/>I. Read only.</text:p>
      <text:p text:style-name="P75"><text:tab/><text:tab/>II. Read Write.</text:p>
      <text:p text:style-name="P75"><text:tab/>b. Uninitialized: uninitialized global, static (both local and global) constant global variables.</text:p>
      <text:p text:style-name="P75"><text:tab/><text:tab/><text:tab/>: uninitialized data segment also have read-only and read write sections.</text:p>
      <text:p text:style-name="P75"><text:tab/><text:tab/>(bss – Block started by symbol).</text:p>
      <text:p text:style-name="P75"><text:tab/>c. stack</text:p>
      <text:p text:style-name="P75">d. heap.</text:p>
      <text:p text:style-name="P75"/>
      <text:p text:style-name="P76">020. Introduction to operators in c:</text:p>
      <text:p text:style-name="P76">arithmetic operators → +,-,*,/,%</text:p>
      <text:p text:style-name="P76">Increment / decrement operators → ++, --</text:p>
      <text:p text:style-name="P76">Relational operators → ==, !=, &lt;=, &gt;=, &lt; , &gt; </text:p>
      <text:p text:style-name="P78">Logical operators → &amp;&amp;, ||, !</text:p>
      <text:p text:style-name="P78">Bitwise operators → &amp;, ^, |, ~, &gt;&gt;, &lt;&lt;</text:p>
      <text:p text:style-name="P78">Assignment operators → = , +=, -=, *=, /=, %=, &lt;&lt;=, &gt;&gt;=, &amp;=, ^=, |=</text:p>
      <text:p text:style-name="P78">other operators → ?=<text:tab/>&amp;<text:tab/>*<text:tab/>sizeof()<text:tab/>,</text:p>
      <text:p text:style-name="P78"/>
      <text:p text:style-name="P79">021. <text:span text:style-name="T26">Arithmetic operators:</text:span></text:p>
      <text:p text:style-name="P77">arithmetic operators → +,-,*,/,%</text:p>
      <text:p text:style-name="P79">all are binary operators → means two operands are required to perform operation.</text:p>
      <text:p text:style-name="P79"/>
      <text:p text:style-name="P80">#include &lt;stdio.h&gt;</text:p>
      <text:p text:style-name="P80"/>
      <text:p text:style-name="P80">int main(){</text:p>
      <text:p text:style-name="P80"><text:tab/>int a , b;</text:p>
      <text:p text:style-name="P80"><text:tab/>printf(“enter the first number\n”);</text:p>
      <text:p text:style-name="P80"><text:tab/>scanf(“%d”, &amp;a);</text:p>
      <text:p text:style-name="P80"><text:tab/>printf(“Enter the second number\n”);</text:p>
      <text:p text:style-name="P80"><text:tab/>scanf(“%d”, &amp;b);</text:p>
      <text:p text:style-name="P80"/>
      <text:p text:style-name="P80"><text:tab/>printf<text:span text:style-name="T27">(“a / b = %d\n”, a/b);</text:span></text:p>
      <text:p text:style-name="P80"><text:tab/><text:span text:style-name="T27">printf(“a / b = %d\n”, a%b);</text:span></text:p>
      <text:p text:style-name="P80"><text:tab/><text:span text:style-name="T27">return 0;</text:span></text:p>
      <text:p text:style-name="P80">}</text:p>
      <text:p text:style-name="P80"/>
      <text:p text:style-name="P81">operator precedence and associativity: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83">Precedence</text:p>
          </table:table-cell>
          <table:table-cell table:style-name="Table1.A1" office:value-type="string">
            <text:p text:style-name="P83">Operators</text:p>
          </table:table-cell>
          <table:table-cell table:style-name="Table1.A1" office:value-type="string">
            <text:p text:style-name="P83">Associativity</text:p>
          </table:table-cell>
        </table:table-row>
        <table:table-row>
          <table:table-cell table:style-name="Table1.A1" office:value-type="string">
            <text:p text:style-name="P83">Highest</text:p>
          </table:table-cell>
          <table:table-cell table:style-name="Table1.A1" office:value-type="string">
            <text:p text:style-name="Table_20_Contents">*, /, %</text:p>
          </table:table-cell>
          <table:table-cell table:style-name="Table1.A1" office:value-type="string">
            <text:p text:style-name="P83">Left to right</text:p>
          </table:table-cell>
        </table:table-row>
        <table:table-row>
          <table:table-cell table:style-name="Table1.A1" office:value-type="string">
            <text:p text:style-name="P83">Lowest</text:p>
          </table:table-cell>
          <table:table-cell table:style-name="Table1.A1" office:value-type="string">
            <text:p text:style-name="P83">+, -</text:p>
          </table:table-cell>
          <table:table-cell table:style-name="Table1.A1" office:value-type="string">
            <text:p text:style-name="P90">Left to right</text:p>
          </table:table-cell>
        </table:table-row>
      </table:table>
      <text:p text:style-name="P81"/>
      <text:p text:style-name="P81">Note: Associativity is used only when two or more operators are of same precedence.</text:p>
      <text:p text:style-name="P81">For example: +, -</text:p>
      <text:p text:style-name="P81">Same precedence therefore, we use associativity.</text:p>
      <text:p text:style-name="P81"/>
      <text:p text:style-name="P82">#include &lt;stdio.h&gt;</text:p>
      <text:p text:style-name="P81"/>
      <text:p text:style-name="P81">int main(){</text:p>
      <text:p text:style-name="P81"><text:tab/>int a = 2, b = 3, c = 4, d = 5;</text:p>
      <text:p text:style-name="P81"><text:tab/>printf("a * b / c = %d\n", a*b/c);</text:p>
      <text:p text:style-name="P81"><text:tab/>printf("a + b - c = %d\n", a+b-c);</text:p>
      <text:p text:style-name="P81"><text:tab/>printf("a + b * d - c %% a = %d\n", a+b*d-c%a);</text:p>
      <text:p text:style-name="P81"><text:tab/>return 0;</text:p>
      <text:p text:style-name="P81">}</text:p>
      <text:p text:style-name="P81"/>
      <text:p text:style-name="P84">022. <text:span text:style-name="T26">Increment and decrement in C:</text:span></text:p>
      <text:p text:style-name="P84"># Increment operator is used to increment the value of a variable by one.</text:p>
      <text:p text:style-name="P84">Similarly, decrement operator is used to decrement the value of a variable by one.</text:p>
      <text:p text:style-name="P84"/>
      <text:p text:style-name="P85">Increment:<text:tab/><text:tab/><text:tab/><text:tab/><text:tab/>Decrement:</text:p>
      <text:p text:style-name="P85">int a = 5;<text:tab/><text:tab/><text:tab/><text:tab/><text:tab/>int a = 5;</text:p>
      <text:p text:style-name="P85">a++;<text:tab/><text:tab/><text:tab/><text:tab/><text:tab/><text:tab/>a--;</text:p>
      <text:p text:style-name="P85"/>
      <text:p text:style-name="P85">a = 6<text:tab/><text:tab/><text:tab/><text:tab/><text:tab/><text:tab/>a = 4</text:p>
      <text:p text:style-name="P85"/>
      <text:p text:style-name="P87"># increment and decrement operators:</text:p>
      <text:p text:style-name="P86">* Both are unary operators:</text:p>
      <text:p text:style-name="P86">- because they are applied on single operand.<text:tab/><text:tab/>a++; not a++a;</text:p>
      <text:p text:style-name="P86">* pre and post:</text:p>
      <text:p text:style-name="P86">- pre-increment operator:<text:tab/>++a;</text:p>
      <text:p text:style-name="P86">- post-increment operator: <text:tab/>a++;</text:p>
      <text:p text:style-name="P86">- pre-decrement operator:<text:tab/>--a;</text:p>
      <text:p text:style-name="P86">- post-decrement operator:<text:tab/>a--;</text:p>
      <text:p text:style-name="P86">* you cannot use <text:span text:style-name="T26">rvalue</text:span> before or after increment / decrement operator.</text:p>
      <text:p text:style-name="P86">Example: </text:p>
      <text:p text:style-name="P86">(a+b)++;<text:tab/>→ error!<text:tab/><text:tab/><text:tab/>++(a+b);<text:tab/>→ error!</text:p>
      <text:p text:style-name="P86"/>
      <text:p text:style-name="P88">Lvalue (left value): simply means an object that has an identifiable location in memory (i.e. having an address).</text:p>
      <text:p text:style-name="P88">- in any assignment statement “lvalue” must have the capability to hold the data.</text:p>
      <text:p text:style-name="P88">- lvalue must be a variable because they have the capability to store the data.</text:p>
      <text:p text:style-name="P88">- lvalue cannot be a function, expression (like a+b) or a constant (like 3,4 etc).</text:p>
      <text:p text:style-name="P88"/>
      <text:p text:style-name="P88">Rvalue (right value): simply means an object that has no identifiable location in memory.</text:p>
      <text:p text:style-name="P88"/>
      <text:p text:style-name="P88">- <text:span text:style-name="T28">Anything which is capable of returning a constant expression or value.</text:span></text:p>
      <text:p text:style-name="P88">- <text:span text:style-name="T28">Expressions like a +b will return some constant value.</text:span></text:p>
      <text:p text:style-name="P88"/>
      <text:p text:style-name="P89">Difference between pre &amp; post increment and decrement:</text:p>
      <text:p text:style-name="P89">pre- means first increment / decrement then assign it to another variable.</text:p>
      <text:p text:style-name="P89">Post- means first assign it to another variable then increment/decrement.</text:p>
      <text:p text:style-name="P89"/>
      <text:p text:style-name="P89"/>
      <text:p text:style-name="P91">What is the output of the following C program?</text:p>
      <text:p text:style-name="P92"/>
      <text:p text:style-name="P92">#include &lt;stdio.h&gt;</text:p>
      <text:p text:style-name="P92"/>
      <text:p text:style-name="P92">int main(){</text:p>
      <text:p text:style-name="P92"><text:tab/>int a =4, b = 3;</text:p>
      <text:p text:style-name="P92"><text:tab/>printf(“%d”, a+++b);</text:p>
      <text:p text:style-name="P92"><text:tab/>return 0;</text:p>
      <text:p text:style-name="P92">}</text:p>
      <text:p text:style-name="P92"/>
      <text:p text:style-name="P93"># Token Generation:</text:p>
      <text:p text:style-name="P93">* lexical analysis is the first phase in the compilation process.</text:p>
      <text:p text:style-name="P93">* Lexical analyzer (scanner) scans the whole source program and when it finds the meaningful sequence of characters (lexemes) then it converts it into a token.</text:p>
      <text:p text:style-name="P93">* Token: lexeme mapped into token-name and attribute-value.</text:p>
      <text:p text:style-name="P93">Example: <text:tab/>int → &lt;keyword, int&gt;</text:p>
      <text:p text:style-name="P93">* it always matches the longest character sequence.</text:p>
      <text:p text:style-name="P93">int a = 5;<text:tab/>→ int, a, =, 5, ;</text:p>
      <text:p text:style-name="P93"/>
      <text:p text:style-name="P94">so, a+++b → will be a++ then +b</text:p>
      <text:p text:style-name="P94">* post increment / decrement in context of equation:</text:p>
      <text:p text:style-name="P94">- first use the value in the equation and then increment the value.</text:p>
      <text:p text:style-name="P94">* pre increment / decrement in context of equation:</text:p>
      <text:p text:style-name="P94">- first increment the value and then use in the equation after completion of the equation.</text:p>
      <text:p text:style-name="P94"/>
      <text:p text:style-name="P107">024. Relational Operators:</text:p>
      <text:p text:style-name="P95">== → equal to</text:p>
      <text:p text:style-name="P95">!= → not equal to</text:p>
      <text:p text:style-name="P95">&lt;= → less than or equal to</text:p>
      <text:p text:style-name="P95">&gt;= → greater than or equal to</text:p>
      <text:p text:style-name="P95">&lt; → less than</text:p>
      <text:p text:style-name="P95">&gt; → greater than</text:p>
      <text:p text:style-name="P95"/>
      <text:p text:style-name="P95">* <text:span text:style-name="T29">All relational operators will return either True or False.</text:span></text:p>
      <text:p text:style-name="P95"/>
      <text:p text:style-name="P96">4==5 is equivalent to is 4 == 5?</text:p>
      <text:p text:style-name="P96">4!=5 is equivalent to is 4 != 5?</text:p>
      <text:p text:style-name="P96"/>
      <text:p text:style-name="P108">025 . Logical operators:</text:p>
      <text:p text:style-name="P97">&amp;&amp; → and</text:p>
      <text:p text:style-name="P97">|| → or</text:p>
      <text:p text:style-name="P97">! → not</text:p>
      <text:p text:style-name="P97"/>
      <text:p text:style-name="P98">&amp;&amp; and || are used to combine two conditions.</text:p>
      <text:p text:style-name="P98"><text:span text:style-name="T31">&amp;&amp;-</text:span>returns TRUE when all conditions under consideration are true and return FALSE when any one or more than one condition is false.</text:p>
      <text:p text:style-name="P98"/>
      <text:p text:style-name="P99"/>
      <text:p text:style-name="P99"/>
      <text:p text:style-name="P99"/>
      <text:p text:style-name="P99"/>
      <text:p text:style-name="P99"/>
      <text:p text:style-name="P99"><text:soft-page-break/>For example:</text:p>
      <text:p text:style-name="P99"/>
      <text:p text:style-name="P99">int a = 5;</text:p>
      <text:p text:style-name="P99"/>
      <text:p text:style-name="P99">if (a == 5 &amp;&amp; a != 6 &amp;&amp; a &lt;= 56 &amp;&amp; a &gt; 4)</text:p>
      <text:p text:style-name="P99">{</text:p>
      <text:p text:style-name="P99"><text:tab/>printf(“Welcome to this beautiful world of operators”);</text:p>
      <text:p text:style-name="P99">}</text:p>
      <text:p text:style-name="P99"/>
      <text:p text:style-name="P100"><text:span text:style-name="T31">||</text:span> - returns TRUE when one or more than one condition under consideration is true and returns FALSE when all conditions are false.</text:p>
      <text:p text:style-name="P100"/>
      <text:p text:style-name="P100">For example:</text:p>
      <text:p text:style-name="P100"/>
      <text:p text:style-name="P100">int a = 5;</text:p>
      <text:p text:style-name="P100">if (a != 5 || a == 6 || a &gt;= 56 || a &gt; 4)</text:p>
      <text:p text:style-name="P100">{</text:p>
      <text:p text:style-name="P100"><text:tab/><text:span text:style-name="T30">printf(“Welcome to this beautiful world of operators”);</text:span></text:p>
      <text:p text:style-name="P100">}</text:p>
      <text:p text:style-name="P100"/>
      <text:p text:style-name="P100">! <text:span text:style-name="T32">operator is used to complement the condition under consideration.</text:span></text:p>
      <text:p text:style-name="P100"/>
      <text:p text:style-name="P100">!- <text:span text:style-name="T32">returns TRUE when condition is FALSE and returns FALSE when condition is true.</text:span></text:p>
      <text:p text:style-name="P100"/>
      <text:p text:style-name="P101">For example:</text:p>
      <text:p text:style-name="P101"/>
      <text:p text:style-name="P101">int a = 5;</text:p>
      <text:p text:style-name="P101">if (!(a == 6))</text:p>
      <text:p text:style-name="P101">{</text:p>
      <text:p text:style-name="P101"><text:tab/><text:span text:style-name="T30">printf(“Welcome to this beautiful world of operators”);</text:span></text:p>
      <text:p text:style-name="P101">}</text:p>
      <text:p text:style-name="P101"/>
      <text:p text:style-name="P102">Concept of short circuit in logical operators:</text:p>
      <text:p text:style-name="P102"/>
      <text:p text:style-name="P102">Short circuit in case of &amp;&amp;: simply means if there is a condition anywhere in the expression that returns false, then the rest of the conditions after that will not be evaluated.</text:p>
      <text:p text:style-name="P102"/>
      <text:p text:style-name="P105">#include &lt;stdio.h&gt;</text:p>
      <text:p text:style-name="P105"/>
      <text:p text:style-name="P105">int main() {</text:p>
      <text:p text:style-name="P105"><text:tab/>int a = 5, b = 3;</text:p>
      <text:p text:style-name="P105"><text:tab/>int incr;</text:p>
      <text:p text:style-name="P105"/>
      <text:p text:style-name="P105"><text:tab/>incr = (a &lt; b) &amp;&amp; (b++);</text:p>
      <text:p text:style-name="P105"><text:tab/>printf(“%d\n”, incr);</text:p>
      <text:p text:style-name="P105"><text:tab/>printf(“%d”, b);</text:p>
      <text:p text:style-name="P105"><text:tab/>return 0;</text:p>
      <text:p text:style-name="P105">}</text:p>
      <text:p text:style-name="P105"/>
      <text:p text:style-name="P105"/>
      <text:p text:style-name="P103">Short circuit in case of <text:span text:style-name="T33">||</text:span>: simply means if there is a condition anywhere in the expression that returns <text:span text:style-name="T33">True</text:span>, then the rest of the conditions after that will not be evaluated.</text:p>
      <text:p text:style-name="P104"/>
      <text:p text:style-name="P106">#include &lt;stdio.h&gt;</text:p>
      <text:p text:style-name="P106"/>
      <text:p text:style-name="P106">int main() {</text:p>
      <text:p text:style-name="P106"><text:tab/>int a = 5, b = 3;</text:p>
      <text:p text:style-name="P106"><text:tab/>int incr;</text:p>
      <text:p text:style-name="P106"/>
      <text:p text:style-name="P106"><text:tab/>incr = (a &gt; b) &amp;&amp; (b++);</text:p>
      <text:p text:style-name="P106"><text:tab/>printf(“%d\n”, incr);</text:p>
      <text:p text:style-name="P106"><text:tab/>printf(“%d”, b);</text:p>
      <text:p text:style-name="P106"><text:tab/>return 0;</text:p>
      <text:p text:style-name="P106">}</text:p>
      <text:p text:style-name="P106"/>
      <text:p text:style-name="P110">026 – Bitwise operators in C : part 001</text:p>
      <text:p text:style-name="P110">* <text:span text:style-name="T34">it does bitwise manipulation.</text:span></text:p>
      <text:p text:style-name="P111">&amp; → AND</text:p>
      <text:p text:style-name="P111">| → OR</text:p>
      <text:p text:style-name="P111">~ → NOT</text:p>
      <text:p text:style-name="P111">&lt;&lt; → left shift</text:p>
      <text:p text:style-name="P111">&gt;&gt; → Right shift</text:p>
      <text:p text:style-name="P111">^ → XOR</text:p>
      <text:p text:style-name="P111"/>
      <text:p text:style-name="P112">Bitwise AND (&amp;) operator:</text:p>
      <text:p text:style-name="P112">* it takes two bits at a time and perform AND operation.</text:p>
      <text:p text:style-name="P112">* AND is binary operator. It takes two numbers and performs bitwise AND.</text:p>
      <text:p text:style-name="P112">* Result of AND is 1 when both bits are 1.</text:p>
      <text:p text:style-name="P112"/>
      <text:p text:style-name="P113">Bitwise OR (|) operator:</text:p>
      <text:p text:style-name="P113">* it takes two bits at a time and perform OR operation.</text:p>
      <text:p text:style-name="P113">* OR (|) is binary operator. It takes two numbers and performs bitwise OR.</text:p>
      <text:p text:style-name="P113">* Result of OR is 0 when both bits are 0.</text:p>
      <text:p text:style-name="P113"/>
      <text:p text:style-name="P114">Bitwise NOT (~) operator:</text:p>
      <text:p text:style-name="P114">* NOT is a unary operator.</text:p>
      <text:p text:style-name="P114">* it’s job is to complement each bit one by one.</text:p>
      <text:p text:style-name="P114">* Result of NOT is 0 when bit is 1 and 1 when bit is 0.</text:p>
      <text:p text:style-name="P114"/>
      <text:p text:style-name="P109">Difference between bitwise and logical operators:</text:p>
      <text:p text:style-name="P115">#include &lt;stdio.h&gt;</text:p>
      <text:p text:style-name="P115"/>
      <text:p text:style-name="P115">int main(){</text:p>
      <text:p text:style-name="P115"><text:tab/>char x = 1, y = 2; //x = 1 (0000 0001), y = 2 (0000 0010)</text:p>
      <text:p text:style-name="P115"><text:tab/>if(x&amp;y)<text:tab/><text:tab/>//1&amp;2 = 0 (0000 0000)</text:p>
      <text:p text:style-name="P115"><text:tab/><text:tab/>printf("Result of x&amp;y is 1\n");<text:tab/>//<text:span text:style-name="T36">will not print</text:span></text:p>
      <text:p text:style-name="P115"><text:tab/>else</text:p>
      <text:p text:style-name="P115"><text:tab/><text:tab/>printf("Result of x&amp;y is 0\n");<text:tab/>//<text:span text:style-name="T36">will print</text:span></text:p>
      <text:p text:style-name="P115"><text:tab/>if(x&amp;&amp;y)<text:tab/>//1&amp;&amp;2 = TRUE &amp;&amp; TRUE = TRUE = 1</text:p>
      <text:p text:style-name="P115"><text:tab/><text:tab/>printf("Result of x&amp;&amp;y is 1\n");</text:p>
      <text:p text:style-name="P115"><text:tab/>return 0;</text:p>
      <text:p text:style-name="P115">}</text:p>
      <text:p text:style-name="P11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18:32:31.449486292</meta:creation-date>
    <dc:date>2023-09-29T11:49:48.758610769</dc:date>
    <meta:editing-duration>PT16H7M42S</meta:editing-duration>
    <meta:editing-cycles>148</meta:editing-cycles>
    <meta:generator>LibreOffice/7.3.7.2$Linux_X86_64 LibreOffice_project/30$Build-2</meta:generator>
    <meta:document-statistic meta:table-count="1" meta:image-count="0" meta:object-count="0" meta:page-count="16" meta:paragraph-count="590" meta:word-count="3088" meta:character-count="17894" meta:non-whitespace-character-count="15132"/>
  </office:meta>
</office:document-meta>
</file>